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D000000B4CA89E23A2080DF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93fc" officeooo:paragraph-rsid="00029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2cm" svg:y="3.482cm" svg:width="21.001cm" svg:height="6.417cm" draw:z-index="0"><draw:image xlink:href="Pictures/100002010000024D000000B4CA89E23A2080DF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aduddin Mohammed</meta:initial-creator>
    <meta:creation-date>2017-11-10T18:00:38.237634194</meta:creation-date>
    <dc:date>2017-11-10T18:03:25.383506801</dc:date>
    <dc:creator>Asaduddin Mohammed</dc:creator>
    <meta:editing-duration>PT2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